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text-properties fo:font-size="14pt" style:font-size-asian="12.25pt" style:font-size-complex="14pt"/>
    </style:style>
    <style:style style:name="P5" style:family="paragraph" style:parent-style-name="Standard">
      <style:text-properties style:font-name="Times New Roman3" fo:font-size="14pt" fo:font-weight="normal" style:font-size-asian="12.25pt" style:font-weight-asian="normal" style:font-size-complex="14pt" style:font-weight-complex="normal"/>
    </style:style>
    <style:style style:name="P6" style:family="paragraph" style:parent-style-name="Text_20_body">
      <style:text-properties style:font-name="Times1" fo:font-size="12pt" fo:font-weight="normal" style:font-size-asian="12pt" style:font-weight-asian="normal" style:font-size-complex="12pt" style:font-weight-complex="normal"/>
    </style:style>
    <style:style style:name="P7" style:family="paragraph" style:parent-style-name="Text_20_body">
      <style:text-properties fo:font-size="14pt" style:font-size-asian="14pt" style:font-size-complex="14pt"/>
    </style:style>
    <style:style style:name="P8" style:family="paragraph" style:parent-style-name="Text_20_body">
      <style:paragraph-properties fo:text-align="justify" style:justify-single-word="false"/>
      <style:text-properties fo:font-size="14pt" style:font-size-asian="14pt" style:font-size-complex="14pt"/>
    </style:style>
    <style:style style:name="P9" style:family="paragraph" style:parent-style-name="Text_20_body">
      <style:text-properties fo:font-size="14pt" fo:font-style="normal" style:font-size-asian="14pt" style:font-style-asian="normal" style:font-size-complex="14pt" style:font-style-complex="normal"/>
    </style:style>
    <style:style style:name="P10"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11" style:family="paragraph" style:parent-style-name="Text_20_body">
      <style:text-properties fo:font-size="14pt" style:font-size-asian="12.25pt" style:font-size-complex="14pt"/>
    </style:style>
    <style:style style:name="P12" style:family="paragraph" style:parent-style-name="Text_20_body">
      <style:paragraph-properties fo:text-align="justify" style:justify-single-word="false"/>
      <style:text-properties fo:font-size="14pt" style:font-size-asian="12.25pt" style:font-size-complex="14pt"/>
    </style:style>
    <style:style style:name="P13" style:family="paragraph" style:parent-style-name="Text_20_body">
      <style:text-properties fo:font-size="14pt" fo:font-weight="normal" style:font-size-asian="12.25pt" style:font-weight-asian="normal" style:font-size-complex="14pt" style:font-weight-complex="normal"/>
    </style:style>
    <style:style style:name="P14" style:family="paragraph" style:parent-style-name="Text_20_body">
      <style:text-properties style:font-name="Times New Roman3" fo:font-size="14pt" fo:font-weight="normal" style:font-size-asian="14pt" style:font-weight-asian="normal" style:font-size-complex="14pt" style:font-weight-complex="normal"/>
    </style:style>
    <style:style style:name="P15" style:family="paragraph" style:parent-style-name="Text_20_body">
      <style:text-properties style:font-name="Times New Roman3" fo:font-size="14pt" fo:font-weight="normal" style:font-size-asian="12.25pt" style:font-weight-asian="normal" style:font-size-complex="14pt" style:font-weight-complex="normal"/>
    </style:style>
    <style:style style:name="P16" style:family="paragraph" style:parent-style-name="Preformatted_20_Text">
      <style:text-properties style:font-name="Times1" fo:font-size="12pt" style:font-size-asian="12pt" style:font-size-complex="12pt"/>
    </style:style>
    <style:style style:name="P17" style:family="paragraph" style:parent-style-name="Preformatted_20_Text">
      <style:paragraph-properties fo:text-align="justify" style:justify-single-word="false"/>
      <style:text-properties fo:font-size="12pt" style:font-size-asian="12pt" style:font-size-complex="12pt"/>
    </style:style>
    <style:style style:name="P18" style:family="paragraph" style:parent-style-name="Preformatted_20_Text">
      <style:text-properties style:font-name="Times New Roman3" fo:font-size="14pt" fo:font-weight="normal" style:font-size-asian="14pt" style:font-weight-asian="normal" style:font-size-complex="14pt" style:font-weight-complex="normal"/>
    </style:style>
    <style:style style:name="P19" style:family="paragraph" style:parent-style-name="Preformatted_20_Text">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20"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size="24pt" style:font-size-asian="24pt" style:font-size-complex="24pt"/>
    </style:style>
    <style:style style:name="P23" style:family="paragraph" style:parent-style-name="Standard">
      <style:paragraph-properties fo:break-before="page"/>
      <style:text-properties fo:font-size="14pt" style:font-size-asian="12.25pt" style:font-size-complex="14pt"/>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ize="14pt" style:font-size-asian="12.25pt" style:font-size-complex="14pt"/>
    </style:style>
    <style:style style:name="P26" style:family="paragraph" style:parent-style-name="Text_20_body">
      <style:paragraph-properties fo:margin-top="0cm" fo:margin-bottom="0cm" fo:text-align="justify" style:justify-single-word="false"/>
    </style:style>
    <style:style style:name="P27" style:family="paragraph" style:parent-style-name="Text_20_body">
      <style:paragraph-properties fo:margin-left="0cm" fo:margin-right="0cm" fo:text-indent="0cm" style:auto-text-indent="false"/>
      <style:text-properties style:font-name="Times1" fo:font-size="14pt" style:font-size-asian="12.25pt" style:font-size-complex="14pt"/>
    </style:style>
    <style:style style:name="P28" style:family="paragraph" style:parent-style-name="Text_20_body">
      <style:paragraph-properties fo:margin-left="0cm" fo:margin-right="0cm" fo:text-indent="0cm" style:auto-text-indent="false"/>
      <style:text-properties fo:font-size="14pt" style:font-size-asian="14pt" style:font-size-complex="14pt"/>
    </style:style>
    <style:style style:name="P29" style:family="paragraph" style:parent-style-name="Preformatted_20_Text">
      <style:paragraph-properties fo:margin-left="0cm" fo:margin-right="0cm" fo:text-indent="0cm" style:auto-text-indent="false"/>
      <style:text-properties style:font-name="Times1" fo:font-size="14pt" style:font-size-asian="12.25pt" style:font-size-complex="14pt"/>
    </style:style>
    <style:style style:name="P30" style:family="paragraph" style:parent-style-name="Preformatted_20_Text">
      <style:paragraph-properties fo:margin-left="0cm" fo:margin-right="0cm" fo:text-indent="0cm" style:auto-text-indent="false" fo:break-before="page"/>
      <style:text-properties style:font-name="Times1" fo:font-size="14pt" style:font-size-asian="12.25pt" style:font-size-complex="14pt"/>
    </style:style>
    <style:style style:name="P31" style:family="paragraph" style:parent-style-name="Standard" style:master-page-name="First_20_Page">
      <style:paragraph-properties style:page-number="auto"/>
      <style:text-properties fo:font-size="24pt" style:font-size-asian="24pt" style:font-size-complex="24pt"/>
    </style:style>
    <style:style style:name="P32" style:family="paragraph" style:parent-style-name="Standard" style:list-style-name="L9">
      <style:text-properties fo:font-size="14pt" style:font-size-asian="14pt" style:font-size-complex="14pt"/>
    </style:style>
    <style:style style:name="P33" style:family="paragraph" style:parent-style-name="Standard" style:list-style-name="L9">
      <style:text-properties fo:font-size="14pt" style:font-size-asian="14pt" style:font-size-complex="14pt"/>
    </style:style>
    <style:style style:name="P34" style:family="paragraph" style:parent-style-name="Standard" style:list-style-name="L9">
      <style:text-properties fo:font-size="14pt" style:font-size-asian="14pt" style:font-size-complex="14pt"/>
    </style:style>
    <style:style style:name="P35" style:family="paragraph" style:parent-style-name="Standard" style:list-style-name="L9">
      <style:text-properties fo:font-size="14pt" style:font-size-asian="14pt" style:font-size-complex="14pt"/>
    </style:style>
    <style:style style:name="P36" style:family="paragraph" style:parent-style-name="Standard" style:list-style-name="L9">
      <style:text-properties fo:font-size="14pt" style:font-size-asian="14pt" style:font-size-complex="14pt"/>
    </style:style>
    <style:style style:name="P37" style:family="paragraph" style:parent-style-name="Standard" style:list-style-name="L9">
      <style:text-properties fo:font-size="14pt" style:font-size-asian="14pt" style:font-size-complex="14pt"/>
    </style:style>
    <style:style style:name="P38" style:family="paragraph" style:parent-style-name="Standard" style:list-style-name="L9">
      <style:text-properties fo:font-size="14pt" style:font-size-asian="14pt" style:font-size-complex="14pt"/>
    </style:style>
    <style:style style:name="P39" style:family="paragraph" style:parent-style-name="Standard" style:list-style-name="L9">
      <style:text-properties fo:font-size="14pt" style:font-size-asian="14pt" style:font-size-complex="14pt"/>
    </style:style>
    <style:style style:name="P40" style:family="paragraph" style:parent-style-name="Standard" style:list-style-name="L9">
      <style:text-properties fo:font-size="14pt" style:font-size-asian="14pt" style:font-size-complex="14pt"/>
    </style:style>
    <style:style style:name="P41" style:family="paragraph" style:parent-style-name="Standard" style:list-style-name="L9">
      <style:text-properties fo:font-size="14pt" style:font-size-asian="14pt" style:font-size-complex="14pt"/>
    </style:style>
    <style:style style:name="P42" style:family="paragraph" style:parent-style-name="Standard" style:list-style-name="L9">
      <style:text-properties fo:font-size="14pt" style:font-size-asian="14pt" style:font-size-complex="14pt"/>
    </style:style>
    <style:style style:name="P43" style:family="paragraph" style:parent-style-name="Standard" style:list-style-name="L9">
      <style:text-properties fo:font-size="14pt" style:font-size-asian="14pt" style:font-size-complex="14pt"/>
    </style:style>
    <style:style style:name="P44" style:family="paragraph" style:parent-style-name="Standard" style:list-style-name="L9">
      <style:text-properties fo:font-size="14pt" style:font-size-asian="14pt" style:font-size-complex="14pt"/>
    </style:style>
    <style:style style:name="P45" style:family="paragraph" style:parent-style-name="Standard" style:list-style-name="L9">
      <style:text-properties fo:font-size="14pt" style:font-size-asian="14pt" style:font-size-complex="14pt"/>
    </style:style>
    <style:style style:name="P46" style:family="paragraph" style:parent-style-name="Standard" style:list-style-name="L10">
      <style:text-properties fo:font-size="14pt" style:font-size-asian="14pt" style:font-size-complex="14pt"/>
    </style:style>
    <style:style style:name="P47" style:family="paragraph" style:parent-style-name="Standard" style:list-style-name="L10">
      <style:text-properties fo:font-size="14pt" style:font-size-asian="14pt" style:font-size-complex="14pt"/>
    </style:style>
    <style:style style:name="P48" style:family="paragraph" style:parent-style-name="Standard" style:list-style-name="L10">
      <style:text-properties fo:font-size="14pt" style:font-size-asian="14pt" style:font-size-complex="14pt"/>
    </style:style>
    <style:style style:name="P49" style:family="paragraph" style:parent-style-name="Standard" style:list-style-name="L10">
      <style:text-properties fo:font-size="14pt" style:font-size-asian="14pt" style:font-size-complex="14pt"/>
    </style:style>
    <style:style style:name="P50" style:family="paragraph" style:parent-style-name="Standard" style:list-style-name="L9">
      <style:text-properties fo:font-size="14pt" style:font-size-asian="14pt" style:font-size-complex="14pt"/>
    </style:style>
    <style:style style:name="P51" style:family="paragraph" style:parent-style-name="Standard" style:list-style-name="L11">
      <style:text-properties fo:font-size="14pt" style:font-size-asian="14pt" style:font-size-complex="14pt"/>
    </style:style>
    <style:style style:name="P52" style:family="paragraph" style:parent-style-name="Standard" style:list-style-name="L11">
      <style:text-properties fo:font-size="14pt" style:font-size-asian="14pt" style:font-size-complex="14pt"/>
    </style:style>
    <style:style style:name="P53" style:family="paragraph" style:parent-style-name="Standard" style:list-style-name="L12">
      <style:text-properties fo:font-size="14pt" fo:font-weight="normal" style:font-size-asian="14pt" style:font-weight-asian="normal" style:font-size-complex="14pt" style:font-weight-complex="normal"/>
    </style:style>
    <style:style style:name="P54" style:family="paragraph" style:parent-style-name="Standard" style:list-style-name="L13"/>
    <style:style style:name="P55" style:family="paragraph" style:parent-style-name="Standard" style:list-style-name="L13"/>
    <style:style style:name="P56" style:family="paragraph" style:parent-style-name="Standard" style:list-style-name="L13"/>
    <style:style style:name="P57" style:family="paragraph" style:parent-style-name="Standard" style:list-style-name="L13">
      <style:text-properties fo:font-style="normal" style:font-style-asian="normal" style:font-style-complex="normal"/>
    </style:style>
    <style:style style:name="P58" style:family="paragraph" style:parent-style-name="Standard" style:list-style-name="L14"/>
    <style:style style:name="P59" style:family="paragraph" style:parent-style-name="Standard" style:list-style-name="L14"/>
    <style:style style:name="P60"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7"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30">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31">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ize="12pt" fo:font-style="normal" style:text-underline-style="none" fo:font-weight="bold" style:font-style-asian="normal" style:font-weight-asian="bold" style:font-style-complex="normal" style:font-weight-complex="bold"/>
    </style:style>
    <style:style style:name="P91" style:family="paragraph" style:parent-style-name="Standard">
      <style:text-properties fo:font-size="12pt" fo:font-weight="bold" style:font-weight-asian="bold" style:font-weight-complex="bold"/>
    </style:style>
    <style:style style:name="P92" style:family="paragraph" style:parent-style-name="Standard">
      <style:paragraph-properties fo:text-align="justify" style:justify-single-word="false"/>
      <style:text-properties fo:font-size="12pt" style:text-underline-style="solid" style:text-underline-width="auto" style:text-underline-color="font-color" fo:font-weight="normal" style:font-weight-asian="normal" style:font-weight-complex="normal"/>
    </style:style>
    <style:style style:name="P93" style:family="paragraph" style:parent-style-name="Standard">
      <style:paragraph-properties fo:text-align="justify" style:justify-single-word="false"/>
      <style:text-properties fo:font-size="12pt" style:text-underline-style="none" fo:font-weight="normal" style:font-weight-asian="normal" style:font-weight-complex="normal"/>
    </style:style>
    <style:style style:name="P94"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95"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96"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97"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98"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99"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0"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1"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2"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3"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4"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5"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6"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7"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8"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09"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10"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11"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12"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13" style:family="paragraph" style:parent-style-name="Standard" style:list-style-name="L26">
      <style:paragraph-properties fo:text-align="justify" style:justify-single-word="false"/>
      <style:text-properties fo:font-size="12pt" style:text-underline-style="none" fo:font-weight="normal" style:font-weight-asian="normal" style:font-weight-complex="normal"/>
    </style:style>
    <style:style style:name="P114"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15"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16"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17"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18"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19"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20"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21" style:family="paragraph" style:parent-style-name="Standard" style:list-style-name="L29">
      <style:paragraph-properties fo:text-align="justify" style:justify-single-word="false"/>
      <style:text-properties fo:font-size="12pt" style:text-underline-style="none" fo:font-weight="normal" style:font-weight-asian="normal" style:font-weight-complex="normal"/>
    </style:style>
    <style:style style:name="P122" style:family="paragraph" style:parent-style-name="Standard">
      <style:text-properties fo:font-size="18pt" fo:font-weight="bold" style:font-weight-asian="bold" style:font-weight-complex="bold"/>
    </style:style>
    <style:style style:name="P123" style:family="paragraph" style:parent-style-name="Standard">
      <style:paragraph-properties fo:text-align="justify" style:justify-single-word="false"/>
      <style:text-properties fo:font-size="18pt" fo:font-style="normal" style:text-underline-style="none" fo:font-weight="bold" style:font-style-asian="normal" style:font-weight-asian="bold" style:font-style-complex="normal" style:font-weight-complex="bold"/>
    </style:style>
    <style:style style:name="P124" style:family="paragraph" style:parent-style-name="Standard" style:list-style-name="L31">
      <style:paragraph-properties fo:text-align="justify" style:justify-single-word="false"/>
    </style:style>
    <style:style style:name="P125" style:family="paragraph" style:parent-style-name="Standard">
      <style:paragraph-properties fo:text-align="justify" style:justify-single-word="false" fo:break-before="page"/>
      <style:text-properties fo:font-size="12pt" style:text-underline-style="solid" style:text-underline-width="auto" style:text-underline-color="font-color" fo:font-weight="normal" style:font-weight-asian="normal" style:font-weight-complex="normal"/>
    </style:style>
    <style:style style:name="P126" style:family="paragraph" style:parent-style-name="Standard">
      <style:paragraph-properties fo:text-align="justify" style:justify-single-word="false" fo:break-before="page"/>
      <style:text-properties fo:font-size="18pt" fo:font-style="normal" style:text-underline-style="none" fo:font-weight="bold" style:font-style-asian="normal" style:font-weight-asian="bold" style:font-style-complex="normal" style:font-weight-complex="bold"/>
    </style:style>
    <style:style style:name="P127" style:family="paragraph" style:parent-style-name="Heading_20_3" style:list-style-name="L1">
      <style:text-properties fo:font-size="18pt" fo:font-style="normal" fo:font-weight="bold" style:font-size-asian="18pt" style:font-style-asian="normal" style:font-weight-asian="bold" style:font-size-complex="18pt" style:font-style-complex="normal" style:font-weight-complex="bold"/>
    </style:style>
    <style:style style:name="P128" style:family="paragraph" style:parent-style-name="Heading_20_3" style:list-style-name="L1">
      <style:text-properties fo:font-size="18pt" fo:font-style="normal" fo:font-weight="bold" style:font-size-asian="18pt" style:font-style-asian="normal" style:font-weight-asian="bold" style:font-size-complex="18pt" style:font-style-complex="normal" style:font-weight-complex="bold"/>
    </style:style>
    <style:style style:name="P129" style:family="paragraph" style:parent-style-name="Heading_20_3" style:list-style-name="L1">
      <style:text-properties fo:font-size="18pt" fo:font-style="normal" fo:font-weight="bold" style:font-size-asian="18pt" style:font-style-asian="normal" style:font-weight-asian="bold" style:font-size-complex="18pt" style:font-style-complex="normal" style:font-weight-complex="bold"/>
    </style:style>
    <style:style style:name="P130" style:family="paragraph" style:parent-style-name="Heading_20_3" style:list-style-name="L1">
      <style:text-properties fo:font-size="18pt" fo:font-style="normal" fo:font-weight="bold" style:font-size-asian="18pt" style:font-style-asian="normal" style:font-weight-asian="bold" style:font-size-complex="18pt" style:font-style-complex="normal" style:font-weight-complex="bold"/>
    </style:style>
    <style:style style:name="P131" style:family="paragraph" style:parent-style-name="Heading_20_3" style:list-style-name="L1">
      <style:text-properties fo:font-size="18pt" fo:font-style="normal" fo:font-weight="bold" style:font-size-asian="18pt" style:font-style-asian="normal" style:font-weight-asian="bold" style:font-size-complex="18pt" style:font-style-complex="normal" style:font-weight-complex="bold"/>
    </style:style>
    <style:style style:name="P132" style:family="paragraph" style:parent-style-name="Heading_20_3" style:list-style-name="L1">
      <style:paragraph-properties fo:margin-left="0cm" fo:margin-right="0cm" fo:text-indent="0cm"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133" style:family="paragraph" style:parent-style-name="Text_20_body" style:list-style-name="L2">
      <style:paragraph-properties fo:text-align="justify" style:justify-single-word="false"/>
      <style:text-properties fo:font-size="14pt" style:font-size-asian="14pt" style:font-size-complex="14pt"/>
    </style:style>
    <style:style style:name="P134" style:family="paragraph" style:parent-style-name="Text_20_body" style:list-style-name="L2">
      <style:paragraph-properties fo:text-align="justify" style:justify-single-word="false"/>
      <style:text-properties fo:font-size="14pt" style:font-size-asian="14pt" style:font-size-complex="14pt"/>
    </style:style>
    <style:style style:name="P135" style:family="paragraph" style:parent-style-name="Text_20_body" style:list-style-name="L2">
      <style:paragraph-properties fo:text-align="justify" style:justify-single-word="false"/>
      <style:text-properties fo:font-size="14pt" style:font-size-asian="14pt" style:font-size-complex="14pt"/>
    </style:style>
    <style:style style:name="P136" style:family="paragraph" style:parent-style-name="Text_20_body" style:list-style-name="L2">
      <style:paragraph-properties fo:text-align="justify" style:justify-single-word="false"/>
      <style:text-properties fo:font-size="14pt" style:font-size-asian="14pt" style:font-size-complex="14pt"/>
    </style:style>
    <style:style style:name="P137" style:family="paragraph" style:parent-style-name="Text_20_body" style:list-style-name="L5">
      <style:paragraph-properties fo:text-align="justify" style:justify-single-word="false"/>
      <style:text-properties fo:font-size="14pt" style:font-size-asian="14pt" style:font-size-complex="14pt"/>
    </style:style>
    <style:style style:name="P138" style:family="paragraph" style:parent-style-name="Text_20_body" style:list-style-name="L6">
      <style:paragraph-properties fo:text-align="justify" style:justify-single-word="false"/>
      <style:text-properties fo:font-size="14pt" style:font-size-asian="14pt" style:font-size-complex="14pt"/>
    </style:style>
    <style:style style:name="P139" style:family="paragraph" style:parent-style-name="Text_20_body" style:list-style-name="L6">
      <style:paragraph-properties fo:text-align="justify" style:justify-single-word="false"/>
      <style:text-properties fo:font-size="14pt" style:font-size-asian="14pt" style:font-size-complex="14pt"/>
    </style:style>
    <style:style style:name="P140" style:family="paragraph" style:parent-style-name="Text_20_body" style:list-style-name="L6">
      <style:paragraph-properties fo:text-align="justify" style:justify-single-word="false"/>
      <style:text-properties fo:font-size="14pt" style:font-size-asian="14pt" style:font-size-complex="14pt"/>
    </style:style>
    <style:style style:name="P141" style:family="paragraph" style:parent-style-name="Text_20_body" style:list-style-name="L6">
      <style:paragraph-properties fo:text-align="justify" style:justify-single-word="false"/>
      <style:text-properties fo:font-size="14pt" style:font-size-asian="14pt" style:font-size-complex="14pt"/>
    </style:style>
    <style:style style:name="P142" style:family="paragraph" style:parent-style-name="Text_20_body" style:list-style-name="L6">
      <style:paragraph-properties fo:text-align="justify" style:justify-single-word="false"/>
      <style:text-properties fo:font-size="14pt" style:font-size-asian="14pt" style:font-size-complex="14pt"/>
    </style:style>
    <style:style style:name="P143" style:family="paragraph" style:parent-style-name="Text_20_body" style:list-style-name="L7">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44" style:family="paragraph" style:parent-style-name="Text_20_body" style:list-style-name="L8">
      <style:text-properties fo:font-size="14pt" style:font-size-asian="12.25pt" style:font-size-complex="14pt"/>
    </style:style>
    <style:style style:name="P145" style:family="paragraph" style:parent-style-name="Text_20_body" style:list-style-name="L8">
      <style:text-properties fo:font-size="14pt" style:font-size-asian="12.25pt" style:font-size-complex="14pt"/>
    </style:style>
    <style:style style:name="P146" style:family="paragraph" style:parent-style-name="Text_20_body" style:list-style-name="L5"/>
    <style:style style:name="P147" style:family="paragraph" style:parent-style-name="Text_20_body" style:list-style-name="L5">
      <style:paragraph-properties fo:text-align="justify" style:justify-single-word="false"/>
    </style:style>
    <style:style style:name="P148" style:family="paragraph" style:parent-style-name="Text_20_body" style:list-style-name="L6">
      <style:paragraph-properties fo:text-align="justify" style:justify-single-word="false"/>
    </style:style>
    <style:style style:name="P149" style:family="paragraph" style:parent-style-name="Text_20_body">
      <style:text-properties fo:font-size="18pt" style:font-size-asian="26pt" style:font-size-complex="26pt"/>
    </style:style>
    <style:style style:name="P150" style:family="paragraph" style:parent-style-name="Text_20_body" style:list-style-name="L6">
      <style:paragraph-properties fo:margin-left="-1.251cm" fo:margin-right="0cm" fo:text-align="justify" style:justify-single-word="false" fo:text-indent="0cm" style:auto-text-indent="false"/>
    </style:style>
    <style:style style:name="P151" style:family="paragraph" style:parent-style-name="Text_20_body" style:list-style-name="L7">
      <style:paragraph-properties fo:margin-left="-1.251cm" fo:margin-right="0cm" fo:text-indent="0cm" style:auto-text-indent="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52" style:family="paragraph" style:parent-style-name="Text_20_body" style:list-style-name="L7">
      <style:paragraph-properties fo:margin-left="-1.251cm" fo:margin-right="0cm" fo:text-indent="0cm" style:auto-text-indent="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53" style:family="paragraph" style:parent-style-name="Text_20_body" style:list-style-name="L7">
      <style:paragraph-properties fo:margin-left="-1.251cm" fo:margin-right="0cm" fo:text-indent="0cm" style:auto-text-indent="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54" style:family="paragraph" style:parent-style-name="Text_20_body" style:list-style-name="L7">
      <style:paragraph-properties fo:margin-left="-1.251cm" fo:margin-right="0cm" fo:text-indent="0cm" style:auto-text-indent="false"/>
      <style:text-properties fo:font-size="14pt" style:font-size-asian="14pt" style:font-size-complex="14pt"/>
    </style:style>
    <style:style style:name="P155" style:family="paragraph" style:parent-style-name="Text_20_body" style:list-style-name="L7">
      <style:paragraph-properties fo:margin-left="-1.251cm" fo:margin-right="0cm" fo:text-indent="0cm" style:auto-text-indent="false"/>
      <style:text-properties fo:font-size="14pt" style:font-size-asian="14pt" style:font-size-complex="14pt"/>
    </style:style>
    <style:style style:name="P156" style:family="paragraph" style:parent-style-name="Text_20_body" style:list-style-name="L7">
      <style:paragraph-properties fo:margin-left="-1.251cm" fo:margin-right="0cm" fo:text-indent="0cm" style:auto-text-indent="false"/>
      <style:text-properties fo:font-size="14pt" style:font-size-asian="14pt" style:font-size-complex="14pt"/>
    </style:style>
    <style:style style:name="P157" style:family="paragraph" style:parent-style-name="Text_20_body" style:list-style-name="L7">
      <style:paragraph-properties fo:margin-left="-1.251cm" fo:margin-right="0cm" fo:text-indent="0cm" style:auto-text-indent="false"/>
      <style:text-properties fo:font-size="14pt" style:font-size-asian="14pt" style:font-size-complex="14pt"/>
    </style:style>
    <style:style style:name="P158" style:family="paragraph" style:parent-style-name="Text_20_body" style:list-style-name="L7">
      <style:paragraph-properties fo:margin-left="-1.251cm" fo:margin-right="0cm" fo:text-indent="0cm" style:auto-text-indent="false"/>
    </style:style>
    <style:style style:name="P159" style:family="paragraph" style:parent-style-name="Text_20_body" style:list-style-name="L7">
      <style:paragraph-properties fo:margin-left="-1.251cm" fo:margin-right="0cm" fo:text-indent="0cm" style:auto-text-indent="false"/>
    </style:style>
    <style:style style:name="P160" style:family="paragraph" style:parent-style-name="Text_20_body" style:list-style-name="L7">
      <style:paragraph-properties fo:margin-left="2.501cm" fo:margin-right="0cm" fo:text-align="justify" style:justify-single-word="false" fo:text-indent="0cm" style:auto-text-indent="false"/>
      <style:text-properties fo:font-size="14pt" style:font-size-asian="14pt" style:font-size-complex="14pt"/>
    </style:style>
    <style:style style:name="P161" style:family="paragraph" style:parent-style-name="Text_20_body" style:list-style-name="L7">
      <style:paragraph-properties fo:margin-left="2.501cm" fo:margin-right="0cm" fo:text-align="justify" style:justify-single-word="false" fo:text-indent="0cm" style:auto-text-indent="false"/>
      <style:text-properties fo:font-size="14pt" style:font-size-asian="14pt" style:font-size-complex="14pt"/>
    </style:style>
    <style:style style:name="P162" style:family="paragraph" style:parent-style-name="Text_20_body" style:list-style-name="L7">
      <style:paragraph-properties fo:margin-left="2.501cm" fo:margin-right="0cm" fo:text-align="justify" style:justify-single-word="false" fo:text-indent="0cm" style:auto-text-indent="false"/>
      <style:text-properties fo:font-size="14pt" style:font-size-asian="14pt" style:font-size-complex="14pt"/>
    </style:style>
    <style:style style:name="P163" style:family="paragraph" style:parent-style-name="Text_20_body" style:list-style-name="L7">
      <style:paragraph-properties fo:margin-left="2.501cm" fo:margin-right="0cm" fo:text-align="justify" style:justify-single-word="false" fo:text-indent="0cm" style:auto-text-indent="false"/>
    </style:style>
    <style:style style:name="P164" style:family="paragraph" style:parent-style-name="Text_20_body">
      <style:paragraph-properties fo:margin-left="0cm" fo:margin-right="0cm" fo:text-indent="0cm"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5" style:family="paragraph" style:parent-style-name="Text_20_body">
      <style:paragraph-properties fo:margin-left="0cm" fo:margin-right="0cm" fo:text-indent="0cm" style:auto-text-indent="false"/>
      <style:text-properties style:use-window-font-color="true" fo:font-size="14pt" style:text-underline-style="none" style:font-size-asian="14pt" style:font-size-complex="14pt"/>
    </style:style>
    <style:style style:name="P166" style:family="paragraph" style:parent-style-name="Heading_20_1" style:list-style-name="L1">
      <style:text-properties fo:font-size="26pt" style:font-size-asian="26pt" style:font-size-complex="26pt"/>
    </style:style>
    <style:style style:name="P167" style:family="paragraph" style:parent-style-name="Heading_20_1" style:list-style-name="L1">
      <style:text-properties fo:font-size="26pt" style:font-size-asian="26pt" style:font-size-complex="26pt"/>
    </style:style>
    <style:style style:name="P168" style:family="paragraph" style:parent-style-name="Heading_20_1" style:list-style-name="L1">
      <style:text-properties fo:font-size="26pt" style:font-size-asian="26pt" style:font-size-complex="26pt"/>
    </style:style>
    <style:style style:name="P169" style:family="paragraph" style:parent-style-name="Heading_20_1" style:list-style-name="L1">
      <style:text-properties fo:font-size="26pt" style:font-size-asian="26pt" style:font-size-complex="26pt"/>
    </style:style>
    <style:style style:name="P170" style:family="paragraph" style:parent-style-name="Heading_20_1" style:list-style-name="L1">
      <style:text-properties fo:font-size="26pt" style:font-size-asian="26pt" style:font-size-complex="26pt"/>
    </style:style>
    <style:style style:name="P171" style:family="paragraph" style:parent-style-name="Heading_20_1" style:list-style-name="L1">
      <style:text-properties fo:font-size="26pt" style:font-size-asian="26pt" style:font-size-complex="26pt"/>
    </style:style>
    <style:style style:name="P172" style:family="paragraph" style:parent-style-name="Heading_20_1" style:list-style-name="L1">
      <style:text-properties fo:font-size="26pt" style:font-size-asian="26pt" style:font-size-complex="26pt"/>
    </style:style>
    <style:style style:name="P173" style:family="paragraph" style:parent-style-name="Heading_20_1" style:list-style-name="L1">
      <style:text-properties fo:font-size="26pt" style:font-size-asian="26pt" style:font-size-complex="26pt"/>
    </style:style>
    <style:style style:name="P174" style:family="paragraph" style:parent-style-name="Heading_20_1" style:list-style-name="L1">
      <style:text-properties fo:font-size="26pt" style:font-size-asian="26pt" style:font-size-complex="26pt"/>
    </style:style>
    <style:style style:name="P175" style:family="paragraph" style:parent-style-name="Heading_20_1" style:list-style-name="L1">
      <style:text-properties fo:font-size="26pt" style:font-size-asian="26pt" style:font-size-complex="26pt"/>
    </style:style>
    <style:style style:name="P176" style:family="paragraph" style:parent-style-name="Heading_20_1" style:list-style-name="L1">
      <style:paragraph-properties fo:break-before="page"/>
      <style:text-properties fo:font-size="26pt" style:font-size-asian="26pt" style:font-size-complex="26pt"/>
    </style:style>
    <style:style style:name="P177" style:family="paragraph" style:parent-style-name="Heading_20_2" style:list-style-name="L4">
      <style:text-properties fo:font-size="22pt" style:font-size-asian="22pt" style:font-size-complex="22pt"/>
    </style:style>
    <style:style style:name="P178" style:family="paragraph" style:parent-style-name="Heading_20_2" style:list-style-name="L4">
      <style:text-properties fo:font-size="22pt" style:font-size-asian="22pt" style:font-size-complex="22pt"/>
    </style:style>
    <style:style style:name="P179" style:family="paragraph" style:parent-style-name="Heading_20_2" style:list-style-name="L1">
      <style:text-properties fo:font-size="22pt" style:font-size-asian="22pt" style:font-size-complex="22pt"/>
    </style:style>
    <style:style style:name="P180" style:family="paragraph" style:parent-style-name="Heading_20_2" style:list-style-name="L1">
      <style:text-properties fo:font-size="22pt" style:font-size-asian="22pt" style:font-size-complex="22pt"/>
    </style:style>
    <style:style style:name="P181" style:family="paragraph" style:parent-style-name="Heading_20_2" style:list-style-name="L1">
      <style:text-properties fo:font-size="22pt" style:font-size-asian="22pt" style:font-size-complex="22pt"/>
    </style:style>
    <style:style style:name="P182" style:family="paragraph" style:parent-style-name="Heading_20_2" style:list-style-name="L1">
      <style:text-properties fo:font-size="22pt" style:font-size-asian="22pt" style:font-size-complex="22pt"/>
    </style:style>
    <style:style style:name="P183" style:family="paragraph" style:parent-style-name="Heading_20_2" style:list-style-name="L1">
      <style:text-properties fo:font-size="22pt" style:font-size-asian="22pt" style:font-size-complex="22pt"/>
    </style:style>
    <style:style style:name="P184" style:family="paragraph" style:parent-style-name="Heading_20_2" style:list-style-name="L1">
      <style:paragraph-properties fo:margin-left="0cm" fo:margin-right="0cm" fo:text-indent="0cm" style:auto-text-indent="false"/>
      <style:text-properties fo:font-size="22pt" style:font-size-asian="22pt" style:font-size-complex="22pt"/>
    </style:style>
    <style:style style:name="P185" style:family="paragraph" style:parent-style-name="Heading_20_2" style:list-style-name="L1">
      <style:paragraph-properties fo:margin-left="0cm" fo:margin-right="0cm" fo:text-indent="0cm" style:auto-text-indent="false"/>
      <style:text-properties style:font-name="Times1" fo:font-size="22pt" style:font-size-asian="22pt" style:font-size-complex="22pt"/>
    </style:style>
    <style:style style:name="P186" style:family="paragraph" style:parent-style-name="Contents_20_2">
      <style:paragraph-properties>
        <style:tab-stops>
          <style:tab-stop style:position="16.499cm" style:type="right" style:leader-style="dotted" style:leader-text="."/>
        </style:tab-stops>
      </style:paragraph-properties>
    </style:style>
    <style:style style:name="P187" style:family="paragraph" style:parent-style-name="Contents_20_1">
      <style:paragraph-properties>
        <style:tab-stops>
          <style:tab-stop style:position="16.999cm" style:type="right" style:leader-style="dotted" style:leader-text="."/>
        </style:tab-stops>
      </style:paragraph-properties>
    </style:style>
    <style:style style:name="P188" style:family="paragraph" style:parent-style-name="Contents_20_3">
      <style:paragraph-properties>
        <style:tab-stops>
          <style:tab-stop style:position="16cm" style:type="right" style:leader-style="dotted" style:leader-text="."/>
        </style:tab-stops>
      </style:paragraph-properties>
    </style:style>
    <style:style style:name="P189"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0"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1"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2"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3"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4"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5"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6"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7"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8"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199" style:family="paragraph" style:parent-style-name="Preformatted_20_Text" style:list-style-name="L3">
      <style:paragraph-properties fo:text-align="justify" style:justify-single-word="false"/>
      <style:text-properties style:font-name="Times New Roman3" fo:font-size="14pt" fo:font-weight="normal" style:font-size-asian="14pt" style:font-weight-asian="normal" style:font-size-complex="14pt" style:font-weight-complex="normal"/>
    </style:style>
    <style:style style:name="P200" style:family="paragraph" style:parent-style-name="Preformatted_20_Text" style:list-style-name="L3">
      <style:text-properties style:font-name="Times New Roman3" fo:font-size="14pt" fo:font-weight="normal" style:font-size-asian="14pt" style:font-weight-asian="normal" style:font-size-complex="14pt" style:font-weight-complex="normal"/>
    </style:style>
    <style:style style:name="P201" style:family="paragraph" style:parent-style-name="Preformatted_20_Text" style:list-style-name="L3">
      <style:text-properties style:font-name="Times New Roman3" fo:font-size="14pt" fo:font-weight="normal" style:font-size-asian="14pt" style:font-weight-asian="normal" style:font-size-complex="14pt" style:font-weight-complex="normal"/>
    </style:style>
    <style:style style:name="P202" style:family="paragraph" style:parent-style-name="Preformatted_20_Text" style:list-style-name="L15">
      <style:paragraph-properties fo:text-align="justify" style:justify-single-word="false"/>
      <style:text-properties fo:font-size="12pt" style:font-size-asian="12pt" style:font-size-complex="12pt"/>
    </style:style>
    <style:style style:name="P203" style:family="paragraph" style:parent-style-name="Preformatted_20_Text" style:list-style-name="L15">
      <style:paragraph-properties fo:text-align="justify" style:justify-single-word="false"/>
      <style:text-properties fo:font-size="12pt" style:font-size-asian="12pt" style:font-size-complex="12pt"/>
    </style:style>
    <style:style style:name="P204" style:family="paragraph" style:parent-style-name="Preformatted_20_Text" style:list-style-name="L15">
      <style:paragraph-properties fo:text-align="justify" style:justify-single-word="false"/>
      <style:text-properties fo:font-size="12pt" style:font-size-asian="12pt" style:font-size-complex="12pt"/>
    </style:style>
    <style:style style:name="P205" style:family="paragraph" style:parent-style-name="Preformatted_20_Text" style:list-style-name="L15">
      <style:paragraph-properties fo:text-align="justify" style:justify-single-word="false"/>
      <style:text-properties fo:font-size="12pt" style:font-size-asian="12pt" style:font-size-complex="12pt"/>
    </style:style>
    <style:style style:name="P206" style:family="paragraph" style:parent-style-name="Preformatted_20_Text" style:list-style-name="L15">
      <style:paragraph-properties fo:text-align="justify" style:justify-single-word="false"/>
      <style:text-properties fo:font-size="12pt" style:font-size-asian="12pt" style:font-size-complex="12pt"/>
    </style:style>
    <style:style style:name="P207" style:family="paragraph" style:parent-style-name="Preformatted_20_Text" style:list-style-name="L16">
      <style:text-properties style:font-name="Times1" fo:font-size="12pt" fo:font-weight="bold" style:font-size-asian="12pt" style:font-weight-asian="bold" style:font-size-complex="12pt" style:font-weight-complex="bold"/>
    </style:style>
    <style:style style:name="P208" style:family="paragraph" style:parent-style-name="Preformatted_20_Text" style:list-style-name="L18">
      <style:text-properties style:font-name="Times1" fo:font-size="12pt" fo:font-weight="bold" style:font-size-asian="12pt" style:font-weight-asian="bold" style:font-size-complex="12pt" style:font-weight-complex="bold"/>
    </style:style>
    <style:style style:name="P209" style:family="paragraph" style:parent-style-name="Preformatted_20_Text" style:list-style-name="L20">
      <style:text-properties style:font-name="Times1" fo:font-size="12pt" fo:font-weight="bold" style:font-size-asian="12pt" style:font-weight-asian="bold" style:font-size-complex="12pt" style:font-weight-complex="bold"/>
    </style:style>
    <style:style style:name="P210"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1"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2"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3"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4"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5"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6"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7"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8"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19" style:family="paragraph" style:parent-style-name="Preformatted_20_Text" style:list-style-name="L22">
      <style:text-properties style:font-name="Times1" fo:font-size="12pt" fo:font-weight="bold" style:font-size-asian="12pt" style:font-weight-asian="bold" style:font-size-complex="12pt" style:font-weight-complex="bold"/>
    </style:style>
    <style:style style:name="P220" style:family="paragraph" style:parent-style-name="Preformatted_20_Text" style:master-page-name="Standard">
      <style:paragraph-properties style:page-number="auto"/>
      <style:text-properties fo:font-size="14pt" style:font-size-asian="12.25pt" style:font-size-complex="14pt"/>
    </style:style>
    <style:style style:name="P221"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222"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223"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224" style:family="paragraph" style:parent-style-name="Preformatted_20_Text" style:list-style-name="L17">
      <style:paragraph-properties fo:margin-left="1.251cm" fo:margin-right="0cm" fo:text-indent="0cm" style:auto-text-indent="false"/>
      <style:text-properties style:font-name="Times1" fo:font-size="12pt" style:font-size-asian="12pt" style:font-size-complex="12pt"/>
    </style:style>
    <style:style style:name="P225"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226"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227"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228"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229" style:family="paragraph" style:parent-style-name="Preformatted_20_Text" style:list-style-name="L19">
      <style:paragraph-properties fo:margin-left="1.251cm" fo:margin-right="0cm" fo:text-indent="0cm" style:auto-text-indent="false"/>
      <style:text-properties style:font-name="Times1" fo:font-size="12pt" style:font-size-asian="12pt" style:font-size-complex="12pt"/>
    </style:style>
    <style:style style:name="P230"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231"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232"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233" style:family="paragraph" style:parent-style-name="Preformatted_20_Text" style:list-style-name="L21">
      <style:paragraph-properties fo:margin-left="1.251cm" fo:margin-right="0cm" fo:text-indent="0cm" style:auto-text-indent="false"/>
      <style:text-properties style:font-name="Times1" fo:font-size="12pt" style:font-size-asian="12pt" style:font-size-complex="12pt"/>
    </style:style>
    <style:style style:name="P234"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35"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36"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37"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38"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39"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40" style:family="paragraph" style:parent-style-name="Preformatted_20_Text" style:list-style-name="L23">
      <style:paragraph-properties fo:margin-left="1.251cm" fo:margin-right="0cm" fo:text-indent="0cm" style:auto-text-indent="false"/>
      <style:text-properties style:font-name="Times1" fo:font-size="12pt" style:font-size-asian="12pt" style:font-size-complex="12pt"/>
    </style:style>
    <style:style style:name="P241"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42"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43"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244"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245" style:family="paragraph" style:parent-style-name="Preformatted_20_Text" style:list-style-name="L24">
      <style:paragraph-properties fo:margin-left="1.251cm" fo:margin-right="0cm" fo:text-indent="0cm" style:auto-text-indent="false"/>
      <style:text-properties style:font-name="Times1" fo:font-size="12pt" style:font-size-asian="12pt" style:font-size-complex="12pt"/>
    </style:style>
    <style:style style:name="P246"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47"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48"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49"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0"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1"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2"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3"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4"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5"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6"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7"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8"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59"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0"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1"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2"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3"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4"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5" style:family="paragraph" style:parent-style-name="Preformatted_20_Text" style:list-style-name="L22">
      <style:paragraph-properties fo:margin-left="1.251cm" fo:margin-right="0cm" fo:text-indent="0cm" style:auto-text-indent="false"/>
      <style:text-properties style:font-name="Times1" fo:font-size="12pt" style:font-size-asian="12pt" style:font-size-complex="12pt"/>
    </style:style>
    <style:style style:name="P266" style:family="paragraph" style:parent-style-name="Preformatted_20_Text" style:list-style-name="L22">
      <style:paragraph-properties fo:margin-left="1.251cm" fo:margin-right="0cm" fo:text-indent="0cm" style:auto-text-indent="false"/>
      <style:text-properties style:font-name="Times1"/>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weight="normal"/>
    </style:style>
    <style:style style:name="T7" style:family="text">
      <style:text-properties style:text-underline-style="none"/>
    </style:style>
    <style:style style:name="T8" style:family="text">
      <style:text-properties fo:font-size="14pt" style:font-size-asian="14pt" style:font-size-complex="14pt"/>
    </style:style>
    <style:style style:name="T9" style:family="text">
      <style:text-properties fo:font-size="14pt" style:font-size-asian="12.25pt" style:font-size-complex="14pt"/>
    </style:style>
    <style:style style:name="T1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style:font-style-asian="normal"/>
    </style:style>
    <style:style style:name="T13" style:family="text">
      <style:text-properties style:font-weight-asian="normal"/>
    </style:style>
    <style:style style:name="T14" style:family="text">
      <style:text-properties style:font-style-complex="normal"/>
    </style:style>
    <style:style style:name="T15" style:family="text">
      <style:text-properties style:font-weight-complex="normal"/>
    </style:style>
    <style:style style:name="T16" style:family="text">
      <style:text-properties style:use-window-font-color="true" fo:font-size="14pt" style:text-underline-style="none" style:font-size-asian="14pt" style:font-size-complex="14pt"/>
    </style:style>
    <style:style style:name="T17" style:family="text">
      <style:text-properties fo:font-size="12pt"/>
    </style:style>
    <style:style style:name="T18" style:family="text">
      <style:text-properties style:text-underline-style="solid" style:text-underline-width="auto" style:text-underline-color="font-color"/>
    </style:style>
    <style:style style:name="T19" style:family="text">
      <style:text-properties style:font-size-asian="26pt"/>
    </style:style>
    <style:style style:name="T20" style:family="text">
      <style:text-properties style:font-size-complex="2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7">1. L'équipe projet<text:tab/>3</text:p>
          <text:p text:style-name="P187">2. Les objectifs<text:tab/>4</text:p>
          <text:p text:style-name="P187">3. Les utilisateurs<text:tab/>5</text:p>
          <text:p text:style-name="P187">4. Les spécifications techniques<text:tab/>7</text:p>
          <text:p text:style-name="P186">1.Le serveur<text:tab/>7</text:p>
          <text:p text:style-name="P186">2.Les machines clientes<text:tab/>8</text:p>
          <text:p text:style-name="P187">5. Les besoins fonctionnels<text:tab/>9</text:p>
          <text:p text:style-name="P186">1.Le « Front Office »<text:tab/>9</text:p>
          <text:p text:style-name="P188">1.Must<text:tab/>9</text:p>
          <text:p text:style-name="P188">2.Should<text:tab/>9</text:p>
          <text:p text:style-name="P188">3.May<text:tab/>9</text:p>
          <text:p text:style-name="P186">2.Le « Back Office »<text:tab/>10</text:p>
          <text:p text:style-name="P188">1.Must<text:tab/>10</text:p>
          <text:p text:style-name="P188">2.Should<text:tab/>10</text:p>
          <text:p text:style-name="P188">3.May<text:tab/>10</text:p>
          <text:p text:style-name="P187">6. Les besoins non fonctionnels<text:tab/>11</text:p>
          <text:p text:style-name="P186">1.Must<text:tab/>11</text:p>
          <text:p text:style-name="P186">2.Should<text:tab/>11</text:p>
          <text:p text:style-name="P186">3.May<text:tab/>11</text:p>
          <text:p text:style-name="P187">7. Les tâches<text:tab/>12</text:p>
          <text:p text:style-name="P187">8. Les concepts du domaine<text:tab/>13</text:p>
          <text:p text:style-name="P187">9. Les scénarios<text:tab/>14</text:p>
          <text:p text:style-name="P187">10. Annexes<text:tab/>18</text:p>
          <text:p text:style-name="P186">1.Questionnaire<text:tab/>18</text:p>
          <text:p text:style-name="P186">2.Analyse de la concurrence<text:tab/>21</text:p>
        </text:index-body>
      </text:table-of-content>
      <text:p text:style-name="P1"/>
      <text:p text:style-name="P23"/>
      <text:list text:style-name="L1">
        <text:list-item>
          <text:h text:style-name="P166" text:outline-level="1">L'équipe projet</text:h>
        </text:list-item>
      </text:list>
      <text:p text:style-name="P7"/>
      <text:p text:style-name="P8"><text:tab/>L'équipe travaillant sur le projet <text:span text:style-name="T1">eCom : Planete-Kids</text:span> est constituée des personnes suivantes :</text:p>
      <text:list text:style-name="L2">
        <text:list-item>
          <text:p text:style-name="P133">Guillaume Missonnier : Chef de projet</text:p>
        </text:list-item>
        <text:list-item>
          <text:p text:style-name="P133">Guillaume Renault : Expert en utilisabilité</text:p>
        </text:list-item>
        <text:list-item>
          <text:p text:style-name="P133">Clément Plantier : Concepteur d'intéraction</text:p>
        </text:list-item>
        <text:list-item>
          <text:p text:style-name="P133">Marc Schaller : Graphiste</text:p>
        </text:list-item>
      </text:list>
      <text:p text:style-name="P8"><text:tab/>Tous les membres de cette équipe sont également développeurs.</text:p>
      <text:p text:style-name="P25"/>
      <text:list text:style-name="L1" text:continue-numbering="true">
        <text:list-item>
          <text:h text:style-name="P166" text:outline-level="1">Les objectifs</text:h>
        </text:list-item>
      </text:list>
      <text:p text:style-name="P11"/>
      <text:p text:style-name="P8"><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2"/>
      <text:p text:style-name="P3"><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2"/>
      <text:p text:style-name="P10"><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25"/>
      <text:list text:style-name="L1" text:continue-numbering="true">
        <text:list-item>
          <text:h text:style-name="P166" text:outline-level="1">Les utilisateurs</text:h>
        </text:list-item>
      </text:list>
      <text:p text:style-name="P9"/>
      <text:p text:style-name="P19"><text:tab/>Après analyse des résultats de notre sondage (voir annexe1). Nous avons identifié quatre types d'utilisateurs :</text:p>
      <text:p text:style-name="P18"/>
      <text:list text:style-name="L3">
        <text:list-item>
          <text:p text:style-name="P189"><text:span text:style-name="T2">L'administrateur</text:span> : Il pourra effectuer toutes les tâches d'administration du site. L'administration du site se fera grâce à un site « back office » dont les fonctionnalité seront décritent plus loin dans ce document.</text:p>
          <text:p text:style-name="P189">Le site doit être conçu pour permettre l'administration complète du site, sur plusieurs années, sans aucune intervention de la par des concepteurs, hormis la correction d'éventuels bugs.</text:p>
          <text:p text:style-name="P189">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200"/>
        </text:list-item>
        <text:list-item>
          <text:p text:style-name="P189"><text:span text:style-name="T2">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189">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189">Pour cette catégorie, un graphisme attractif est un plus, mais n'est pas un facteur décisif.</text:p>
          <text:p text:style-name="P200"/>
        </text:list-item>
        <text:list-item>
          <text:p text:style-name="P189"><text:span text:style-name="T2">Les enfants(+12ans)</text:span> :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189">Tout comme leur parents, ils apprécient la simplicité d'utilisation, mais ils sont beaucoups plus ouvert en matière d'innovation. L'aspect esthétique et le caractère innovant sont les clefs pour les séduires.</text:p>
        </text:list-item>
      </text:list>
      <text:p text:style-name="P18"/>
      <text:p text:style-name="P18"><text:soft-page-break/></text:p>
      <text:list text:style-name="L3">
        <text:list-item text:start-value="1">
          <text:p text:style-name="P189"><text:span text:style-name="T2">Les femmes</text:span> : Cette catégorie est une cible restreinte mais non négligeable. Il apparaît suite au sondage que de nombreuses femmes de s'habille de vètements enfants qui coûtent en général moins cher.</text:p>
          <text:p text:style-name="P189">La gamme des produits proposés par planete-kids peut en effet, en matière de mode, convenir aussi bien aux adultes qu'aux enfants.</text:p>
          <text:p text:style-name="P189">Dans son ensemble, les attentes de cette catégorie quand à l'utilisabilité du site sont similaires à la catégorie « parent », mais cette catégorie prête avant tout attention aux prix.</text:p>
        </text:list-item>
      </text:list>
      <text:p text:style-name="P18"/>
      <text:p text:style-name="P19"><text:tab/>Parmis les catégorie d'utilisateurs du site « front office », toutes sont sensibles à la simplicité qui sera donc le mot d'ordre de notre site.</text:p>
      <text:p text:style-name="P18"/>
      <text:p text:style-name="P19"><text:tab/>Le second point qui nous semble important pour satisfaire l'ensemble des utilisateurs est la qualité des graphismes du site.</text:p>
      <text:p text:style-name="P18"/>
      <text:p text:style-name="P19"><text:tab/>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text:p>
      <text:p text:style-name="P19"><text:tab/>Par exemple : Ajout au panier soit de manière standard , soit par drag&amp;drop.</text:p>
      <text:p text:style-name="P220"/>
      <text:list text:style-name="L1" text:continue-numbering="true">
        <text:list-item>
          <text:h text:style-name="P166" text:outline-level="1">Les spécifications techniques</text:h>
        </text:list-item>
      </text:list>
      <text:p text:style-name="P11"/>
      <text:list text:style-name="L4">
        <text:list-item>
          <text:list>
            <text:list-item>
              <text:h text:style-name="P177" text:outline-level="2">Le serveur</text:h>
            </text:list-item>
          </text:list>
        </text:list-item>
      </text:list>
      <text:p text:style-name="P11"/>
      <text:p text:style-name="P12"><text:tab/>Le site sera hébergé sur un serveur « dedibox » dont les caractéristiques sont les suivantes :</text:p>
      <text:list text:style-name="L5">
        <text:list-item>
          <text:list>
            <text:list-item>
              <text:list>
                <text:list-item>
                  <text:p text:style-name="P146"><text:bookmark text:name="processeur"/><text:span text:style-name="T10">Processeur</text:span><text:span text:style-name="T9"> :</text:span></text:p>
                  <text:p text:style-name="P147"><text:span text:style-name="T8">Le processeur utilisé dans le cadre des serveurs Dedibox est un </text:span><text:a xlink:type="simple" xlink:href="http://www.via.com.tw/en/products/processors/c7/"><text:span text:style-name="T16">Via C7</text:span></text:a><text:span text:style-name="T8"> cadencé à 2.0 Ghz.</text:span></text:p>
                  <text:p text:style-name="P137">Ce processeur dispose de nombreuses fonctionnalitées : </text:p>
                </text:list-item>
              </text:list>
            </text:list-item>
          </text:list>
        </text:list-item>
      </text:list>
      <text:list text:style-name="L6">
        <text:list-item>
          <text:p text:style-name="P138">Performances : 175 MegaFLOPS.</text:p>
        </text:list-item>
        <text:list-item>
          <text:p text:style-name="P138">FPU cadencée à la même vitesse que le processeur.</text:p>
        </text:list-item>
        <text:list-item>
          <text:p text:style-name="P148"><text:span text:style-name="T8">Cryptage </text:span><text:span text:style-name="ACRONYM"><text:span text:style-name="T8">SSL</text:span></text:span><text:span text:style-name="T8"> SHA-1 et SHA-256 effectué en matériel, sans dégradation des performances, à une vitesse de 20 Gb / secondes.</text:span></text:p>
        </text:list-item>
        <text:list-item>
          <text:p text:style-name="P138">FSB 800MHz.</text:p>
        </text:list-item>
        <text:list-item>
          <text:p text:style-name="P138">Cache L2 128KB non bloquant.</text:p>
        </text:list-item>
        <text:list-item>
          <text:p text:style-name="P138">Instructions SSE2, SSE3 et optimisations MPEG2, MPEG4.</text:p>
          <text:p text:style-name="P150"><text:span text:style-name="T8">La partie réseau est confiée à un controleur </text:span><text:a xlink:type="simple" xlink:href="http://www.vntek.com/en/products/velocity/"><text:span text:style-name="T16">Via Velocity VT6122</text:span></text:a><text:span text:style-name="T8">, disposant des optimisations suivantes : </text:span></text:p>
        </text:list-item>
      </text:list>
      <text:list text:style-name="L7">
        <text:list-item>
          <text:p text:style-name="P160">Checksums TCP/UDP/IP matériel, permettant de soulager le CPU lors des forts trafics réseau.</text:p>
        </text:list-item>
        <text:list-item>
          <text:p text:style-name="P160">Segmentation TCP matériel.</text:p>
        </text:list-item>
        <text:list-item>
          <text:p text:style-name="P163"><text:span text:style-name="T8">Support matériel des normes IEEE 802.3x (Contrôle de flux), IEEE 802.1p (</text:span><text:span text:style-name="ACRONYM"><text:span text:style-name="T8">QoS</text:span></text:span><text:span text:style-name="T8">), IEEE 802.1Q (Vlan).</text:span></text:p>
        </text:list-item>
        <text:list-item>
          <text:p text:style-name="P160">Buffer réseau important, permettant de conserver des performances optimales lors des surcharges réseau.</text:p>
        </text:list-item>
      </text:list>
      <text:p text:style-name="P7"/>
      <text:list text:style-name="L7">
        <text:list-item text:start-value="1">
          <text:list>
            <text:list-item text:start-value="1">
              <text:list>
                <text:list-item text:start-value="1">
                  <text:p text:style-name="P151"><text:bookmark text:name="ram"/>RAM</text:p>
                  <text:p text:style-name="P158"><text:span text:style-name="T11">1024Mo de RAM DDR2 double canal </text:span><text:span text:style-name="DEL"><text:span text:style-name="T11">(Aeneon)</text:span></text:span><text:span text:style-name="T11"> Infinéon.</text:span></text:p>
                </text:list-item>
              </text:list>
            </text:list-item>
          </text:list>
        </text:list-item>
      </text:list>
      <text:p text:style-name="P164"><text:soft-page-break/></text:p>
      <text:list text:style-name="L7">
        <text:list-item text:start-value="1">
          <text:list>
            <text:list-item text:start-value="1">
              <text:list>
                <text:list-item text:start-value="1">
                  <text:p text:style-name="P151"><text:bookmark text:name="disque_dur"/>Disque dur</text:p>
                  <text:p text:style-name="P154">160Go de disque dur SATA2, 8Mo de cache (Seagate Baraccuda 7200.9)</text:p>
                </text:list-item>
              </text:list>
            </text:list-item>
          </text:list>
        </text:list-item>
      </text:list>
      <text:p text:style-name="P7"/>
      <text:list text:style-name="L7">
        <text:list-item text:start-value="1">
          <text:list>
            <text:list-item text:start-value="1">
              <text:p text:style-name="P143"><text:bookmark text:name="reseau"/>Réseau</text:p>
              <text:list>
                <text:list-item>
                  <text:list>
                    <text:list-item>
                      <text:p text:style-name="P154">Connexion 100 Mbit/sec </text:p>
                    </text:list-item>
                    <text:list-item>
                      <text:p text:style-name="P154">Trafic illimité.</text:p>
                    </text:list-item>
                    <text:list-item>
                      <text:p text:style-name="P154">1 adresse IP publique et fixe fournie par défaut.</text:p>
                    </text:list-item>
                  </text:list>
                </text:list-item>
              </text:list>
            </text:list-item>
          </text:list>
        </text:list-item>
      </text:list>
      <text:p text:style-name="P28"/>
      <text:list text:style-name="L7">
        <text:list-item text:start-value="1">
          <text:list>
            <text:list-item text:start-value="1">
              <text:list>
                <text:list-item text:start-value="1">
                  <text:p text:style-name="P151">Système d'exploitation</text:p>
                  <text:p text:style-name="P158"><text:a xlink:type="simple" xlink:href="http://documentation.dedibox.fr/doku.php?id=distrib:ubuntu606"><text:span text:style-name="T16">Ubuntu-Server 6.06 LTS</text:span></text:a></text:p>
                </text:list-item>
              </text:list>
            </text:list-item>
          </text:list>
        </text:list-item>
      </text:list>
      <text:p text:style-name="P165"/>
      <text:list text:style-name="L4" text:continue-numbering="true">
        <text:list-item>
          <text:list text:continue-numbering="true">
            <text:list-item>
              <text:h text:style-name="P177" text:outline-level="2">Les machines clientes</text:h>
            </text:list-item>
          </text:list>
        </text:list-item>
      </text:list>
      <text:p text:style-name="P11"/>
      <text:p text:style-name="P12"><text:tab/>Le site doit pouvoir fonctionner sur un maximum de machines possible. Les caractéristiques minimum sont les suivantes :</text:p>
      <text:list text:style-name="L8">
        <text:list-item>
          <text:p text:style-name="P144">Matériel / OS : Indifférent</text:p>
        </text:list-item>
        <text:list-item>
          <text:p text:style-name="P144">Navigateur : Internet Explorer 6/7, Firefox, Opera, Safari</text:p>
        </text:list-item>
      </text:list>
      <text:p text:style-name="P25"/>
      <text:list text:style-name="L1" text:continue-numbering="true">
        <text:list-item>
          <text:h text:style-name="P166" text:outline-level="1">Les besoins fonctionnels</text:h>
        </text:list-item>
      </text:list>
      <text:p text:style-name="P7"/>
      <text:list text:style-name="L1" text:continue-numbering="true">
        <text:list-item>
          <text:list text:continue-numbering="true">
            <text:list-item>
              <text:h text:style-name="P184" text:outline-level="2">Le « <text:span text:style-name="T1">Front Office</text:span> »</text:h>
            </text:list-item>
          </text:list>
        </text:list-item>
      </text:list>
      <text:p text:style-name="P7"/>
      <text:list text:style-name="L1" text:continue-numbering="true">
        <text:list-item>
          <text:list text:continue-numbering="true">
            <text:list-item>
              <text:list text:continue-numbering="true">
                <text:list-item>
                  <text:h text:style-name="P132" text:outline-level="3">Must</text:h>
                </text:list-item>
              </text:list>
            </text:list-item>
          </text:list>
        </text:list-item>
      </text:list>
      <text:p text:style-name="P11"/>
      <text:list text:style-name="L9">
        <text:list-item>
          <text:p text:style-name="P32"><text:span text:style-name="T2">Gestion de la vitrine</text:span> : marques, catégories, âges, couleurs, détails des produits (référence, nom, description, image, prix)</text:p>
          <text:p text:style-name="P32"/>
        </text:list-item>
        <text:list-item>
          <text:p text:style-name="P32"><text:span text:style-name="T2">Gestion des recherches</text:span> : par mots-clef, avancées (marques, catégories, prix, ...)</text:p>
          <text:p text:style-name="P32"/>
        </text:list-item>
        <text:list-item>
          <text:p text:style-name="P32"><text:span text:style-name="T2">Gestion du panier</text:span> : quantités, frais de port, paiement</text:p>
          <text:p text:style-name="P32"/>
        </text:list-item>
        <text:list-item>
          <text:p text:style-name="P32"><text:span text:style-name="T2">Gestion des comptes client</text:span> : visualiser les factures, mémoriser les coordonnées</text:p>
          <text:p text:style-name="P32"/>
        </text:list-item>
        <text:list-item>
          <text:p text:style-name="P32"><text:span text:style-name="T2">Gestion d'au moins deux langues</text:span> : français et anglais</text:p>
          <text:p text:style-name="P32"/>
        </text:list-item>
        <text:list-item>
          <text:p text:style-name="P32"><text:span text:style-name="T2">Gestion d'une newsletter</text:span> : </text:p>
          <text:p text:style-name="P32"/>
        </text:list-item>
        <text:list-item>
          <text:p text:style-name="P32"><text:span text:style-name="T2">Gestion des offres promotionnelles</text:span> : </text:p>
        </text:list-item>
      </text:list>
      <text:p text:style-name="P2"/>
      <text:list text:style-name="L1" text:continue-numbering="true">
        <text:list-item>
          <text:list text:continue-numbering="true">
            <text:list-item>
              <text:list text:continue-numbering="true">
                <text:list-item>
                  <text:h text:style-name="P127" text:outline-level="3">Should</text:h>
                </text:list-item>
              </text:list>
            </text:list-item>
          </text:list>
        </text:list-item>
      </text:list>
      <text:p text:style-name="P11"/>
      <text:list text:style-name="L9">
        <text:list-item text:start-value="1">
          <text:p text:style-name="P32"/>
        </text:list-item>
      </text:list>
      <text:p text:style-name="P14"/>
      <text:list text:style-name="L1" text:continue-numbering="true">
        <text:list-item>
          <text:list text:continue-numbering="true">
            <text:list-item>
              <text:list text:continue-numbering="true">
                <text:list-item>
                  <text:h text:style-name="P127" text:outline-level="3">May</text:h>
                </text:list-item>
              </text:list>
            </text:list-item>
          </text:list>
        </text:list-item>
      </text:list>
      <text:p text:style-name="P2"/>
      <text:list text:style-name="L10">
        <text:list-item>
          <text:p text:style-name="P46"><text:span text:style-name="T2">Gestion de l'avis des utilisateurs</text:span> : possibilité de noter et de commenter les produits</text:p>
          <text:p text:style-name="P46"/>
        </text:list-item>
        <text:list-item>
          <text:p text:style-name="P46"><text:span text:style-name="T2">Classement des produits</text:span> : top des ventes</text:p>
          <text:p text:style-name="P46"><text:soft-page-break/></text:p>
        </text:list-item>
      </text:list>
      <text:list text:style-name="L9">
        <text:list-item text:start-value="1">
          <text:p text:style-name="P32"><text:span text:style-name="T2">Gestion de l'apparence </text:span>: interface personnalisable à l'aide de thèmes</text:p>
        </text:list-item>
      </text:list>
      <text:p text:style-name="P2"/>
      <text:p text:style-name="P2"/>
      <text:list text:style-name="L1" text:continue-numbering="true">
        <text:list-item>
          <text:list text:continue-numbering="true">
            <text:list-item>
              <text:h text:style-name="P179" text:outline-level="2">Le «<text:span text:style-name="T1"> Back Office</text:span> »</text:h>
            </text:list-item>
          </text:list>
        </text:list-item>
      </text:list>
      <text:p text:style-name="P13"/>
      <text:list text:style-name="L1" text:continue-numbering="true">
        <text:list-item>
          <text:list text:continue-numbering="true">
            <text:list-item>
              <text:list text:continue-numbering="true">
                <text:list-item>
                  <text:h text:style-name="P127" text:outline-level="3">Must</text:h>
                </text:list-item>
              </text:list>
            </text:list-item>
          </text:list>
        </text:list-item>
      </text:list>
      <text:p text:style-name="P11"/>
      <text:list text:style-name="L11">
        <text:list-item>
          <text:p text:style-name="P51"/>
        </text:list-item>
      </text:list>
      <text:p text:style-name="P2"/>
      <text:list text:style-name="L1" text:continue-numbering="true">
        <text:list-item>
          <text:list text:continue-numbering="true">
            <text:list-item>
              <text:list text:continue-numbering="true">
                <text:list-item>
                  <text:h text:style-name="P127" text:outline-level="3">Should</text:h>
                </text:list-item>
              </text:list>
            </text:list-item>
          </text:list>
        </text:list-item>
      </text:list>
      <text:p text:style-name="P11"/>
      <text:list text:style-name="L11">
        <text:list-item text:start-value="1">
          <text:p text:style-name="P51"/>
        </text:list-item>
      </text:list>
      <text:p text:style-name="P14"/>
      <text:list text:style-name="L1" text:continue-numbering="true">
        <text:list-item>
          <text:list text:continue-numbering="true">
            <text:list-item>
              <text:list text:continue-numbering="true">
                <text:list-item>
                  <text:h text:style-name="P127" text:outline-level="3">May</text:h>
                </text:list-item>
              </text:list>
            </text:list-item>
          </text:list>
        </text:list-item>
      </text:list>
      <text:p text:style-name="P2"/>
      <text:list text:style-name="L12">
        <text:list-item>
          <text:p text:style-name="P53"/>
        </text:list-item>
      </text:list>
      <text:p text:style-name="P24"/>
      <text:list text:style-name="L1" text:continue-numbering="true">
        <text:list-item>
          <text:h text:style-name="P166" text:outline-level="1">Les besoins non fonctionnels</text:h>
        </text:list-item>
      </text:list>
      <text:p text:style-name="P11"/>
      <text:list text:style-name="L1" text:continue-numbering="true">
        <text:list-item>
          <text:list text:continue-numbering="true">
            <text:list-item>
              <text:h text:style-name="P179" text:outline-level="2">Must</text:h>
            </text:list-item>
          </text:list>
        </text:list-item>
      </text:list>
      <text:p text:style-name="P11"/>
      <text:list text:style-name="L13">
        <text:list-item>
          <text:p text:style-name="P54">Gestion de la sécurité : authentification, transmission sécurisée des données personnelles</text:p>
        </text:list-item>
        <text:list-item>
          <text:p text:style-name="P54">Réactivité : minimalisation des sollicitations du serveur</text:p>
        </text:list-item>
      </text:list>
      <text:p text:style-name="P4"/>
      <text:list text:style-name="L1" text:continue-numbering="true">
        <text:list-item>
          <text:list text:continue-numbering="true">
            <text:list-item>
              <text:h text:style-name="P179" text:outline-level="2">Should</text:h>
            </text:list-item>
          </text:list>
        </text:list-item>
      </text:list>
      <text:p text:style-name="P11"/>
      <text:list text:style-name="L13">
        <text:list-item text:start-value="1">
          <text:p text:style-name="P54">Facilité d'utilisation : validation de la commande en un clic, ajout de produits au panier par <text:span text:style-name="T1">drag'n drop</text:span></text:p>
        </text:list-item>
        <text:list-item>
          <text:p text:style-name="P57">Référencement : apparition dans les recherches des moteurs les plus utilisés (<text:span text:style-name="T1">Google</text:span>,<text:span text:style-name="T1"> <text:s/>Yahoo!</text:span>,<text:span text:style-name="T1"> Voila</text:span>...)</text:p>
        </text:list-item>
      </text:list>
      <text:p text:style-name="P15"/>
      <text:list text:style-name="L1" text:continue-numbering="true">
        <text:list-item>
          <text:list text:continue-numbering="true">
            <text:list-item>
              <text:h text:style-name="P179" text:outline-level="2">May</text:h>
            </text:list-item>
          </text:list>
        </text:list-item>
      </text:list>
      <text:p text:style-name="P11"/>
      <text:list text:style-name="L14">
        <text:list-item>
          <text:p text:style-name="P58">Portabilité : gestion d'un large panel de navigateurs</text:p>
        </text:list-item>
        <text:list-item>
          <text:p text:style-name="P58">Référencement de chaque produit séparément</text:p>
        </text:list-item>
      </text:list>
      <text:p text:style-name="P5"/>
      <text:p text:style-name="P21"/>
      <text:list text:style-name="L1" text:continue-numbering="true">
        <text:list-item>
          <text:h text:style-name="P166" text:outline-level="1">Les tâches</text:h>
        </text:list-item>
      </text:list>
      <text:p text:style-name="Text_20_body"/>
      <text:p text:style-name="Text_20_body"/>
      <text:p text:style-name="P24"/>
      <text:list text:style-name="L1" text:continue-numbering="true">
        <text:list-item>
          <text:h text:style-name="P166" text:outline-level="1">Les concepts du domaine</text:h>
        </text:list-item>
      </text:list>
      <text:p text:style-name="Text_20_body"/>
      <text:list text:style-name="L1" text:continue-numbering="true">
        <text:list-header>
          <text:h text:style-name="P166" text:outline-level="1" text:is-list-header="true"/>
        </text:list-header>
        <text:list-item>
          <text:h text:style-name="P176" text:outline-level="1">Les scénarios</text:h>
        </text:list-item>
      </text:list>
      <text:p text:style-name="P149"/>
      <text:p text:style-name="P122"><text:bookmark-start text:name="DDE_LINK"/>Scénarios utilisateurs<text:bookmark-end text:name="DDE_LINK"/></text:p>
      <text:p text:style-name="P91"/>
      <text:p text:style-name="P92">Recherche et achat d'un produit</text:p>
      <text:p text:style-name="P93"/>
      <text:p text:style-name="P93">L'utilisateur, une mère qui utilise régulièrement internet, souhaite acheter une veste pour sa fille de huit ans. Elle n'a pas une idée précise de ce qu'elle recherche, mis à part qu'elle veut une veste pour l'hiver, ci-possible de marque, mais tout en restant dans un budget raisonnable. Elle se rend sur le site <text:span text:style-name="T1">Planete-Kids</text:span><text:span text:style-name="T5">, sur lequel elle dispose un compte utilisateur.</text:span></text:p>
      <text:p text:style-name="P93"/>
      <text:list text:style-name="L26">
        <text:list-item>
          <text:p text:style-name="P94">Arrivée sur la page d'accueil, elle décide de faire une recherche en utilisant le mot-clé « veste »</text:p>
        </text:list-item>
        <text:list-item>
          <text:p text:style-name="P94">Le site lui renvoie une liste d'articles correspondants à ce mot clé</text:p>
        </text:list-item>
        <text:list-item>
          <text:p text:style-name="P94">Elle filtre les résultats de la recherche en utilisant un filtre sur les âges : de 6 à 10 ans</text:p>
        </text:list-item>
        <text:list-item>
          <text:p text:style-name="P94">Le site lui renvoie une nouvelle liste d'articles filtrée par âge</text:p>
        </text:list-item>
        <text:list-item>
          <text:p text:style-name="P94">Elle ajoute maintenant un autre filtre en fixant un prix maximum de 90€</text:p>
        </text:list-item>
        <text:list-item>
          <text:p text:style-name="P94">Les résultats sont maintenant filtrés par âge et par prix</text:p>
        </text:list-item>
        <text:list-item>
          <text:p text:style-name="P94">Elle remarque dans la liste un article intéressant, elle demande donc à visualiser ses détails</text:p>
        </text:list-item>
        <text:list-item>
          <text:p text:style-name="P94">Les détails de l'article apparaissent</text:p>
        </text:list-item>
        <text:list-item>
          <text:p text:style-name="P94">Après avoir inspecté l'article, elle décide que celui-ci lui convient. Elle le met donc dans le panier</text:p>
        </text:list-item>
        <text:list-item>
          <text:p text:style-name="P94">Elle veut maintenant procéder à l'achat, elle va donc dans son panier</text:p>
        </text:list-item>
        <text:list-item>
          <text:p text:style-name="P94">Elle demande ensuite la validation de la commande correspondante au panier</text:p>
        </text:list-item>
        <text:list-item>
          <text:p text:style-name="P94"><text:bookmark-start text:name="DDE_LINK1"/>Le site lui demande de s'authentifier avec son nom d'utilisateur et son mot de passe, ou de s'inscrire comme nouvel utilisateur<text:bookmark-end text:name="DDE_LINK1"/></text:p>
        </text:list-item>
        <text:list-item>
          <text:p text:style-name="P94">Elle choisit de s'authentifier et rentre son nom d'utilisateur et son mot de passe</text:p>
        </text:list-item>
        <text:list-item>
          <text:p text:style-name="P94">Le site lui confirme son identité, puis lui demande le type de livraison qu'elle souhaite</text:p>
        </text:list-item>
        <text:list-item>
          <text:p text:style-name="P94">Elle choisit un type de livraison</text:p>
        </text:list-item>
        <text:list-item>
          <text:p text:style-name="P94">Le site affiche un récapitulatif de la commande et le prix à payer</text:p>
        </text:list-item>
        <text:list-item>
          <text:p text:style-name="P94">Elle confirme l'achat</text:p>
        </text:list-item>
        <text:list-item>
          <text:p text:style-name="P94">La page de paiement apparaît et elle rentre ses coordonnées bancaires</text:p>
        </text:list-item>
        <text:list-item>
          <text:p text:style-name="P94">L'achat est effectué.</text:p>
        </text:list-item>
      </text:list>
      <text:p text:style-name="P92"/>
      <text:p text:style-name="P92"/>
      <text:p text:style-name="P92"/>
      <text:p text:style-name="P125">Changement de coordonnées d'un client</text:p>
      <text:p text:style-name="P92"/>
      <text:p text:style-name="P93">Un client de <text:span text:style-name="T1">Planete-kids</text:span><text:span text:style-name="T5"> vient de déménager. Il décide donc de se rendre sur le site pour modifier son adresse.</text:span></text:p>
      <text:p text:style-name="P92"/>
      <text:list text:style-name="L29">
        <text:list-item>
          <text:p text:style-name="P114">L'utilisateur demande à accéder à son compte client</text:p>
        </text:list-item>
      </text:list>
      <text:list text:style-name="L26">
        <text:list-item text:start-value="1">
          <text:p text:style-name="P94">Le site lui demande de s'authentifier avec son nom d'utilisateur et son mot de passe, ou de s'inscrire comme nouvel utilisateur</text:p>
        </text:list-item>
      </text:list>
      <text:list text:style-name="L29">
        <text:list-item text:start-value="1">
          <text:p text:style-name="P114">Il rentre son nom d'utilisateur et son mot de passe</text:p>
        </text:list-item>
        <text:list-item>
          <text:p text:style-name="P114">Une fois identifié, le site affiche les actions qu'il peut faire sur son compte</text:p>
        </text:list-item>
        <text:list-item>
          <text:p text:style-name="P114">Il demande à accéder à ses coordonnées personnelles</text:p>
        </text:list-item>
        <text:list-item>
          <text:p text:style-name="P114">Ses coordonnées apparaissent</text:p>
        </text:list-item>
        <text:list-item>
          <text:p text:style-name="P114">Il change son adresse postale, puis confirme la modification</text:p>
        </text:list-item>
        <text:list-item>
          <text:p text:style-name="P114">Il demande à se déconnecte</text:p>
        </text:list-item>
        <text:list-item>
          <text:p text:style-name="P114">L'utilisateur n'est plus connecté et le site affiche à nouveau la page d'accueil</text:p>
        </text:list-item>
      </text:list>
      <text:p text:style-name="P93"/>
      <text:p text:style-name="P92">Parcours du catalogue</text:p>
      <text:p text:style-name="P92"/>
      <text:p text:style-name="P93"><text:span text:style-name="T5">Un internaute cherche à se renseigner sur les prix pratiqués sur les vêtements de marque pour enfants, il se rend donc sur </text:span><text:span text:style-name="T1">Planete-kid</text:span><text:span text:style-name="T5">s pour parcourir le catalogue, sans objectif d'achat.</text:span></text:p>
      <text:p text:style-name="P61"/>
      <text:list text:style-name="L30">
        <text:list-item>
          <text:p text:style-name="P62">Afin de parcourir le catalogue, il lance une recherche en ajoutant un filtre sur la marque Oxbow</text:p>
        </text:list-item>
        <text:list-item>
          <text:p text:style-name="P62">Le site renvoie une liste d'article de marque Oxbow, et pour chacun de ceux-la, une brève description, une petite photo, et le prix</text:p>
        </text:list-item>
        <text:list-item>
          <text:p text:style-name="P62">Il demande les détails d'un article</text:p>
        </text:list-item>
        <text:list-item>
          <text:p text:style-name="P62">Il obtient les détails, puis il retourne sur les résultats de la recherche</text:p>
        </text:list-item>
        <text:list-item>
          <text:p text:style-name="P62">Il ajoute un filtre par catégories à la recherche : vestes</text:p>
        </text:list-item>
        <text:list-item>
          <text:p text:style-name="P62">Les nouveaux résultats apparaissent</text:p>
        </text:list-item>
        <text:list-item>
          <text:p text:style-name="P62">Il consulte la liste, puis quitte le site</text:p>
        </text:list-item>
      </text:list>
      <text:p text:style-name="P61"/>
      <text:p text:style-name="P123"/>
      <text:p text:style-name="P126">Scénarios administrateurs</text:p>
      <text:p text:style-name="P90"/>
      <text:p text:style-name="P60">Ajout d'un produit dans le catalogue</text:p>
      <text:p text:style-name="P61"/>
      <text:p text:style-name="P60"><text:span text:style-name="T7">L'administrateur souhaite rajouter un produit au catalogue : un pantalon Oxbow rouge, destiné aux enfants de 12 à 16 ans. Il se rend donc sur l'interface d'administration du site </text:span><text:span text:style-name="T3">Planete-kids</text:span><text:span text:style-name="T7">.</text:span></text:p>
      <text:p text:style-name="P61"/>
      <text:list text:style-name="L31">
        <text:list-item>
          <text:p text:style-name="P69">L'administrateur s'authentifie à l'aide de son identifiant et son mot de passe</text:p>
        </text:list-item>
        <text:list-item>
          <text:p text:style-name="P69">Le site valide l'identification et lui propose les actions que l'administrateur peut effectuer</text:p>
        </text:list-item>
        <text:list-item>
          <text:p text:style-name="P69">Il choisit de gérer les produits, et sélectionne ensuite l'ajout de produit</text:p>
        </text:list-item>
        <text:list-item>
          <text:p text:style-name="P69">Le système lui affiche la liste des informations à renseigner</text:p>
        </text:list-item>
        <text:list-item>
          <text:p text:style-name="P69">Il commence par spécifier le nom du produit : « Pantalon Oxbow Rouge »</text:p>
        </text:list-item>
        <text:list-item>
          <text:p text:style-name="P69">Il saisit ensuite le prix (40 €), la marque (Oxbow), la catégorie (Pantalon), la couleur (Rouge), l'âge (12-16 ans), la quantité disponible (100)</text:p>
        </text:list-item>
        <text:list-item>
          <text:p text:style-name="P69">Il choisit d'ajouter deux photos du produit, une de face et une de profil</text:p>
        </text:list-item>
        <text:list-item>
          <text:p text:style-name="P69">Il ajoute une description détaillée du produit, et ajoute également plusieurs mots-clés (pantalon, rouge, oxbow)</text:p>
        </text:list-item>
        <text:list-item>
          <text:p text:style-name="P69">Il confirme enfin l'ajout du produit</text:p>
        </text:list-item>
        <text:list-item>
          <text:p text:style-name="P69">Le nouveau produit est maintenant disponible dans le catalogue</text:p>
        </text:list-item>
      </text:list>
      <text:p text:style-name="P61"/>
      <text:p text:style-name="P60">Envoi d'une newsletter</text:p>
      <text:p text:style-name="P61"/>
      <text:p text:style-name="P60"><text:span text:style-name="T7">Ayant reçu de nouveaux produits, l'administrateur décide d'envoyer une newsletter à tous les utilisateurs enregistrés de </text:span><text:span text:style-name="T3">Planete-kids</text:span><text:span text:style-name="T7">.</text:span></text:p>
      <text:p text:style-name="P61"/>
      <text:list text:style-name="L31">
        <text:list-item text:start-value="1">
          <text:p text:style-name="P69">L'administrateur s'authentifie à l'aide de son identifiant et son mot de passe</text:p>
        </text:list-item>
        <text:list-item>
          <text:p text:style-name="P69">Le site valide l'identification et lui propose les actions que l'administrateur peut effectuer</text:p>
        </text:list-item>
        <text:list-item>
          <text:p text:style-name="P69">Il choisit d'aller dans la section « Gestion des newsletters »</text:p>
        </text:list-item>
        <text:list-item>
          <text:p text:style-name="P69">Le site lui propose d'écrire une newsletter</text:p>
        </text:list-item>
        <text:list-item>
          <text:p text:style-name="P69">Il rédige le contenu de la newsletter, puis valide l'envoi</text:p>
        </text:list-item>
        <text:list-item>
          <text:p text:style-name="P69">La newsletter est ainsi envoyée à tous les utilisateurs</text:p>
        </text:list-item>
      </text:list>
      <text:p text:style-name="P61"/>
      <text:p text:style-name="P60">Validation d'une commande</text:p>
      <text:p text:style-name="P61"/>
      <text:p text:style-name="P61">L'administrateur décide d'aller voir les commandes qui ont été passées et d'éventuellement en valider une afin de procéder à la préparation du colis. </text:p>
      <text:p text:style-name="P61"/>
      <text:list text:style-name="L31">
        <text:list-item text:start-value="1">
          <text:p text:style-name="P69">L'administrateur s'authentifie à l'aide de son identifiant et son mot de passe</text:p>
        </text:list-item>
        <text:list-item>
          <text:p text:style-name="P69">Le site valide l'identification et lui propose les actions que l'administrateur peut effectuer</text:p>
        </text:list-item>
        <text:list-item>
          <text:p text:style-name="P69">Il choisit d'aller dans la section « Gestion des commandes »</text:p>
        </text:list-item>
        <text:list-item>
          <text:p text:style-name="P69">Le site lui affiche les commandes passées</text:p>
        </text:list-item>
        <text:list-item>
          <text:p text:style-name="P69">Il visualise une commande, puis choisit de la valider</text:p>
        </text:list-item>
        <text:list-item>
          <text:p text:style-name="P124">La commande est maintenant dans l'état validée et le client reçoit un e-mail de notification</text:p>
        </text:list-item>
      </text:list>
      <text:list text:style-name="L1" text:continue-numbering="true">
        <text:list-item>
          <text:h text:style-name="P166" text:outline-level="1"><text:soft-page-break/>Annexes</text:h>
        </text:list-item>
      </text:list>
      <text:p text:style-name="P11"/>
      <text:list text:style-name="L1" text:continue-numbering="true">
        <text:list-item>
          <text:list text:continue-numbering="true">
            <text:list-item>
              <text:h text:style-name="P179" text:outline-level="2">Questionnaire</text:h>
            </text:list-item>
          </text:list>
        </text:list-item>
      </text:list>
      <text:p text:style-name="Text_20_body"/>
      <text:p text:style-name="P26"><text:tab/>Un questionnaire aura pour but de déterminer plusieurs critères nécessaires à l'élaboration du site, dont voici la liste :</text:p>
      <text:p text:style-name="P26"/>
      <text:list text:style-name="L15">
        <text:list-item>
          <text:p text:style-name="P202">Déterminer si le site répond à un besoin réel (achat de vêtements de marques pour enfants de 0 à 16 ans)</text:p>
        </text:list-item>
        <text:list-item>
          <text:p text:style-name="P202">Déterminer qui est le prescripteur (enfants / parents)</text:p>
        </text:list-item>
        <text:list-item>
          <text:p text:style-name="P202">Déterminer leur budget</text:p>
        </text:list-item>
        <text:list-item>
          <text:p text:style-name="P202">Déterminer leur sensibilité aux offres promotionnelles</text:p>
        </text:list-item>
        <text:list-item>
          <text:p text:style-name="P202">Déterminer leur façon d'utiliser les moteurs de recherche</text:p>
        </text:list-item>
      </text:list>
      <text:p text:style-name="P17"/>
      <text:p text:style-name="P17"><text:tab/>Le questionnaire qui a été distribué par le biais d'internet et du magasin <text:span text:style-name="T1">Planete-Kids</text:span><text:span text:style-name="T5"> est disponible en annexe.</text:span></text:p>
      <text:p text:style-name="P6"/>
      <text:list text:style-name="L16">
        <text:list-item>
          <text:p text:style-name="P207">Quel type de connexion internet utilisez-vous ?</text:p>
        </text:list-item>
      </text:list>
      <text:list text:style-name="L17">
        <text:list-item>
          <text:p text:style-name="P221">Connexion par modem</text:p>
        </text:list-item>
        <text:list-item>
          <text:p text:style-name="P221">Connexion haut débit</text:p>
        </text:list-item>
        <text:list-item>
          <text:p text:style-name="P221">Connexion par câble</text:p>
        </text:list-item>
        <text:list-item>
          <text:p text:style-name="P221">Autre, veuillez préciser </text:p>
        </text:list-item>
      </text:list>
      <text:p text:style-name="P16"/>
      <text:list text:style-name="L18">
        <text:list-item>
          <text:p text:style-name="P208">Quel navigateur internet utilisez-vous ?</text:p>
        </text:list-item>
      </text:list>
      <text:list text:style-name="L19">
        <text:list-item>
          <text:p text:style-name="P225">Internet Explorer</text:p>
        </text:list-item>
        <text:list-item>
          <text:p text:style-name="P225">Firefox</text:p>
        </text:list-item>
        <text:list-item>
          <text:p text:style-name="P225">Opera</text:p>
        </text:list-item>
        <text:list-item>
          <text:p text:style-name="P225">Safari</text:p>
        </text:list-item>
        <text:list-item>
          <text:p text:style-name="P225">Autre, veuillez préciser : _______________</text:p>
        </text:list-item>
      </text:list>
      <text:p text:style-name="P16"/>
      <text:list text:style-name="L20">
        <text:list-item>
          <text:p text:style-name="P209">D'une manière générale, lorsque vous achetez sur internet, vous êtes sensible à :</text:p>
        </text:list-item>
      </text:list>
      <text:list text:style-name="L21">
        <text:list-item>
          <text:p text:style-name="P230">L'attractivité des prix</text:p>
        </text:list-item>
        <text:list-item>
          <text:p text:style-name="P230">La diversité des produits proposés</text:p>
        </text:list-item>
        <text:list-item>
          <text:p text:style-name="P230">La qualité du site (esthétisme, facilité d'utilisation...)</text:p>
        </text:list-item>
        <text:list-item>
          <text:p text:style-name="P230">Les services proposés (garanties, remboursement...)</text:p>
        </text:list-item>
      </text:list>
      <text:p text:style-name="P16"/>
      <text:list text:style-name="L22">
        <text:list-item>
          <text:p text:style-name="P210">Dans lesquelles des catégories suivantes avez-vous acheté un produit ou un service au cours des 12 derniers mois ?</text:p>
        </text:list-item>
      </text:list>
      <text:list text:style-name="L23">
        <text:list-item>
          <text:p text:style-name="P234">Produits culturels</text:p>
        </text:list-item>
        <text:list-item>
          <text:p text:style-name="P234">Informatique</text:p>
        </text:list-item>
        <text:list-item>
          <text:p text:style-name="P234">TV, Hi-Fi</text:p>
        </text:list-item>
        <text:list-item>
          <text:p text:style-name="P234">Textile</text:p>
        </text:list-item>
        <text:list-item>
          <text:p text:style-name="P234"><text:soft-page-break/>Alimentation</text:p>
        </text:list-item>
        <text:list-item>
          <text:p text:style-name="P234">Tourisme</text:p>
        </text:list-item>
        <text:list-item>
          <text:p text:style-name="P234">Fleur</text:p>
        </text:list-item>
      </text:list>
      <text:p text:style-name="P16"/>
      <text:list text:style-name="L22">
        <text:list-item text:start-value="1">
          <text:p text:style-name="P210">Combien d'enfants de moins de 17 ans vivent dans votre foyer ?</text:p>
        </text:list-item>
      </text:list>
      <text:p text:style-name="P20">___ enfant(s)</text:p>
      <text:p text:style-name="P16"/>
      <text:list text:style-name="L22">
        <text:list-item text:start-value="1">
          <text:p text:style-name="P210">Seriez-vous interessé par l'achat de vêtements en ligne ?</text:p>
        </text:list-item>
        <text:list-item>
          <text:p text:style-name="P241">Oui</text:p>
        </text:list-item>
        <text:list-item>
          <text:p text:style-name="P241">Non</text:p>
        </text:list-item>
      </text:list>
      <text:p text:style-name="P16"/>
      <text:list text:style-name="L22">
        <text:list-item text:start-value="1">
          <text:p text:style-name="P210">Ecrivez trois mots-clef que vous utliseriez pour rechercher des vêtements pour votre enfant sur internet.</text:p>
        </text:list-item>
      </text:list>
      <text:list text:style-name="L24">
        <text:list-item>
          <text:p text:style-name="P243">____________</text:p>
        </text:list-item>
        <text:list-item>
          <text:p text:style-name="P243">____________</text:p>
        </text:list-item>
        <text:list-item>
          <text:p text:style-name="P243">____________</text:p>
        </text:list-item>
      </text:list>
      <text:p text:style-name="P16"/>
      <text:list text:style-name="L22">
        <text:list-item text:start-value="1">
          <text:p text:style-name="P210">À quelle fréquence achetez-vous des vêtements pour votre enfant ?</text:p>
        </text:list-item>
        <text:list-item>
          <text:p text:style-name="P241">Une fois par an</text:p>
        </text:list-item>
        <text:list-item>
          <text:p text:style-name="P241">Deux à trois fois par an</text:p>
        </text:list-item>
        <text:list-item>
          <text:p text:style-name="P241">Quatre fois par an ou plus, veuillez préciser : _______________</text:p>
        </text:list-item>
      </text:list>
      <text:p text:style-name="P16"/>
      <text:list text:style-name="L22">
        <text:list-item text:start-value="1">
          <text:p text:style-name="P210">Qui choisit les vêtements pour votre enfant ?</text:p>
        </text:list-item>
        <text:list-item>
          <text:p text:style-name="P241">Vous</text:p>
        </text:list-item>
        <text:list-item>
          <text:p text:style-name="P241">Votre enfant</text:p>
        </text:list-item>
        <text:list-item>
          <text:p text:style-name="P241">Autre, veuillez préciser : _______________</text:p>
        </text:list-item>
      </text:list>
      <text:p text:style-name="P16"/>
      <text:list text:style-name="L22">
        <text:list-item text:start-value="1">
          <text:p text:style-name="P210">Quel est votre budget annuel consacré aux vêtements pour votre enfant ?</text:p>
        </text:list-item>
      </text:list>
      <text:p text:style-name="P20">___ <text:s/>€ par an</text:p>
      <text:p text:style-name="P16"/>
      <text:list text:style-name="L22">
        <text:list-item text:start-value="1">
          <text:p text:style-name="P210">Vous êtes :</text:p>
        </text:list-item>
        <text:list-item>
          <text:p text:style-name="P241">Un homme</text:p>
        </text:list-item>
        <text:list-item>
          <text:p text:style-name="P241">Une femme</text:p>
        </text:list-item>
      </text:list>
      <text:p text:style-name="P16"/>
      <text:list text:style-name="L22">
        <text:list-item text:start-value="1">
          <text:p text:style-name="P210">Vous avez :</text:p>
        </text:list-item>
        <text:list-item>
          <text:p text:style-name="P241">Moins de 15 ans</text:p>
        </text:list-item>
        <text:list-item>
          <text:p text:style-name="P241">Entre 15 et 25 ans</text:p>
        </text:list-item>
        <text:list-item>
          <text:p text:style-name="P241">Entre 25 et 35 ans</text:p>
        </text:list-item>
        <text:list-item>
          <text:p text:style-name="P241">Entre 35 et 60 ans</text:p>
        </text:list-item>
        <text:list-item>
          <text:p text:style-name="P241">Plus de 60 ans</text:p>
        </text:list-item>
      </text:list>
      <text:p text:style-name="P16"/>
      <text:list text:style-name="L22">
        <text:list-item text:start-value="1">
          <text:p text:style-name="P210">Quelle est votre catégorie socio-professionnelle ?</text:p>
        </text:list-item>
        <text:list-item>
          <text:p text:style-name="P241">Etudiant</text:p>
        </text:list-item>
        <text:list-item>
          <text:p text:style-name="P241"><text:soft-page-break/>Agriculteur</text:p>
        </text:list-item>
        <text:list-item>
          <text:p text:style-name="P241">Artisan / commerçant</text:p>
        </text:list-item>
        <text:list-item>
          <text:p text:style-name="P241">Ouvrier</text:p>
        </text:list-item>
        <text:list-item>
          <text:p text:style-name="P241">Employé</text:p>
        </text:list-item>
        <text:list-item>
          <text:p text:style-name="P241">Cadre</text:p>
        </text:list-item>
        <text:list-item>
          <text:p text:style-name="P241">Retraité</text:p>
        </text:list-item>
        <text:list-item>
          <text:p text:style-name="P266">Autre : _______________</text:p>
        </text:list-item>
      </text:list>
      <text:p text:style-name="P29"/>
      <text:p text:style-name="P29"/>
      <text:p text:style-name="P30"/>
      <text:list text:style-name="L1" text:continue-numbering="true">
        <text:list-item>
          <text:list text:continue-numbering="true">
            <text:list-item>
              <text:h text:style-name="P185" text:outline-level="2">Analyse de la concurrence</text:h>
            </text:list-item>
          </text:list>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 New Roman"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Cl�ment Plantier</dc:creator>
    <dc:date>2007-11-28T10:54:28</dc:date>
    <meta:editing-cycles>106</meta:editing-cycles>
    <meta:editing-duration>PT9H9M20S</meta:editing-duration>
    <meta:user-defined meta:name="Info 1"/>
    <meta:user-defined meta:name="Info 2"/>
    <meta:user-defined meta:name="Info 3"/>
    <meta:user-defined meta:name="Info 4"/>
    <meta:document-statistic meta:table-count="0" meta:image-count="0" meta:object-count="0" meta:page-count="20" meta:paragraph-count="259" meta:word-count="2566" meta:character-count="16382"/>
  </office:meta>
</office:document-meta>
</file>